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odando uma regressão linear</text:h>
      <text:p text:style-name="Text_20_body"/>
      <text:p text:style-name="Text_20_body">A gente já preparou o nosso ambiente, agora a gente vai começar a colocar a mão na massa e começar o nosso curso de correlação e regressão.</text:p>
      <text:p text:style-name="Text_20_body">[00:06] Como a gente fez o curso anterior, onde a gente viu testes, eu já dei logo um susto, mostrei logo um teste no primeiro vídeo. Vou fazer a mesma coisa aqui porque você começa a pegar os macetes, começa a entender onde a gente vai chegar no final treinamento. Isso aqui vai ser uma coisa rápida, mas depois eu vou fazer o passo a passo com você com calma, só para a gente ver onde a gente vai chegar.</text:p>
      <text:p text:style-name="Text_20_body">[00:27] Deixei aqui um dataset já confeccionado por mim mesmo para facilitar o nosso aprendizado. Eu não usar dados reais, por exemplo o nosso dataset de 2015, porque dados reais geralmente têm algum probleminha que a gente tem que resolver, tem outlier, tem que ajustar funcional, transformações, coisas que vão fazer a gente perder o foco do que a gente está querendo aprender aqui, que é a técnica de regressão. Então vamos usar esse dado aqui, porque ele já está ajustadinho e arrumadinho só pra gente entender como isso funciona.</text:p>
      <text:p text:style-name="Text_20_body">[00:54] Eu coloquei aqui dentro do dataset duas variáveis, uma Y que eu estou chamando de Y, que seria uma variável dependente, e X seria minha variável explicativa. A gente vai ver um modelo de regressão linear simples, ou seja, ele tem uma variável Y e uma variável X, onde Y é o que estou chamando de Gasto das famílias, e X é a renda das famílias. Eu estou dizendo que o gasto das famílias é uma função da renda, é isso que eu vou tentar estimar com esse meu modelo aqui.</text:p>
      <text:p text:style-name="Text_20_body">[01:22] Rodando isso aqui, que já está prontinho para você também rodar, você não precisa digitar esses números todos, eu vou passar esse cara para um data frame, fica mais fácil de eu trabalhar, eu vou chamar de dataset mesmo. Chamo pandas, pd.DataFrame, e aí eu passo o dataset. Só para a gente visualizar ele aqui, vamos fazer um .head para não ficar muito grande, vamos ver só os cinco primeiros registros. Está aqui já, com Y e X, essa variável que a gente vai usar.</text:p>
      <text:p text:style-name="Text_20_body">[02:02] Vamos fazer um shape dele aqui, .shape, para a gente ver as dimensões. A gente já sabe que ele tem duas variáveis e tem 50 observações, 50 registros, esse é o dado que eu tenho pra mostrar para vocês. A primeira coisa que em um processamento de regressão é, geralmente, visualizar as estatísticas descritivas. A gente está começando a trabalhar com dado, a gente não tem familiaridade com esse dado ainda, então a gente precisa entender como esse dado está se comportando.</text:p>
      <text:p text:style-name="Text_20_body">[02:39] Então, em dataset.describe a gente tem um ferramental aqui do Pandas para apontar pra gente algumas estatísticas descritivas dos dados, tanto de Y quanto de X. Aqui é a média, ou a contagem que a gente de fazer lá em cima, desvio padrão, mínimo e máximo, e temos quartis. O primeiro, a mediana e o terceiro quartil. Para a gente visualizar, ver como é que está funcionar, se eu existe algum outlet, algum tratamento que eu precise fazer. Aqui, como o dado é comportado, a gente não vai passar por essa etapa.</text:p>
      <text:p text:style-name="Text_20_body">[03:13] As análises gráficas que eu vou mostrar aqui, eu já vou deixar prontinho pra gente não ter que ficar digitando isso tudo no nosso treinamento, porque o nosso foco não é seaborn, é o procedimento de regressão. Mas está aqui, eu chamo de ax por conta das documentações virem <text:soft-page-break/>sempre com esse ax, então eu estou deixando para ficar mais fácil de você entender a documentação, se você quiser consultar está aqui a documento.</text:p>
      <text:p text:style-name="Text_20_body">[03:33] A gente já importou o seaborn naquela aula anterior, ele está aqui, seaborn as sns, então aqui eu faço um boxplot com as duas informações, o Y e o X, eu passo para ele o data falando que a orientação dele horizontal, e estou dando um tamanho para ele de 0.5. Aqui eu estou determinado tamanho da imagem, nessa segunda linha, o tamanho que eu quero mostrar aqui no notebook, e aqui estou citando o título e o label do eixo X. Depois, só no final, eu ploto ele aqui para a gente.</text:p>
      <text:p text:style-name="Text_20_body">[04:13] Está ele aqui, o nosso Box plot, só para a gente ter uma noção de como ele está se comportando com o dado, aqui em cima Y, como você pode ver aqui em cima, e o X aqui embaixo. A gente vê que não têm valores discrepantes, não têm aqueles pontinhos fora, nem para um lado, nem para o outro, o comportamento dos dois tão bem diferente, o gasto obviamente é menor do que a renda, deveria ser assim.</text:p>
      <text:p text:style-name="Text_20_body">[04:36] E aqui embaixo, eu vou plotar usando lmplot, também um ferramental do seaborn. A mesma coisa aqui, eu ploto no parâmetro X, eu vou dar minha variável X, no parâmetro Y, o Y, aqui eu passo para ele o dataset, que tem essas duas variáveis, aqui eu configuro o tamanho da imagem, e aqui eu faço configurações nos labels e no título. Aqui a gente pode ver os dados, são os pontinhos, e essa reta seria uma estimação de uma reta de regressão, que é o que a gente vai aprender como fazer. Isso aqui o próprio seaborn já mostra para a gente, a gente vai justamente procurar estimar essa reta aqui.</text:p>
      <text:p text:style-name="Text_20_body">[05:19] Continuando, o próximo passo em um procedimento desse tipo seria uma análise de correlação pra gente ver se existe uma relação linear entre duas variáveis. A gente está rodando regressão linear, a gente precisa de uma relação linear entre elas. Então, vamos lá: dataset.corr, isso também é tudo ferramental do Pandas, ele já joga pra gente uma matriz de correlação.</text:p>
      <text:p text:style-name="Text_20_body">[05:43] A gente vai entender o que é isso aqui, como interpretar, como funciona, mas eu já posso adiantar para você que esse é um número que vai de -1 a 1, sendo que esses sistemas indicam uma forte relação linear entre duas variáveis, ou para um lado, ou para o outro. Aqui a gente pode ver que ele está com 0.98, o ponto 1 aqui é justamente a correlação entre a variável e ela mesmo, ou seja, perfeita. E aqui não, a relação entre essas duas é de 0.98, uma relação bastante forte linear, como a gente pode verificar no próprio gráfico que a gente plotou.</text:p>
      <text:p text:style-name="Text_20_body">[06:17] Continuando, vamos agora estimar o modelo de regressão, e aqui entra aquele cara que a gente importou, import statsmodels.api, eu vou dar um apelido como eu venho dando aqui, sm, de stats models. Aqui é justamente aquele cara que a gente fez aquele downgrade do SciPy, para consertar e poder rodar esse cara. Então, se você teve aquele problema, volta no vídeo anterior e dá uma olhada em como a gente faz isso.</text:p>
      <text:p text:style-name="Text_20_body">[06:50] Se você não tem um problema, segue em frente, não precisa fazer. Chamamos ele, a gente tem um sm agora, eu vou criar duas variáveis para passar para essa funcionalidade, dois statsmodel que vai rodar nessa regressão, um eu vou chamar de Y mesmo, e vou passar o nosso dataset.Y, que é a variável Y do dataset. A outra vai ser uma variável X, e a gente já vai entender o porquê dessa construção aqui, quando a gente for aprendendo com mais detalhes. Eu vou chamar sm.add_constant, e eu passo o X. Esse add_constant eu já vou mostrar aqui.</text:p>
      <text:p text:style-name="Text_20_body">[07:33] Criou as duas variáveis, isso daqui é um warning futuro, uma coisa que vai deixar de existir, depois, se for necessário, a gente faz um vídeo para consertar alguma coisa que venha a ficar errado, <text:soft-page-break/>um treinamento, mas isso daqui a gente não precisa se preocupar agora. O que eu vou fazer é, eu vou mostrar o Y para você ter uma ideia do que ele criou, ele criou aquela séries com os valores de Y. E o X cria pra gente um dataframe com a constante, e é por isso que eu fiz esse add_constant, ele cria uma variável chamada de const constante, e ela é um monte de números 1, é uma constante 1. A gente vai entender o porquê disso quando a gente for explicando melhor com calma, não se preocupe.</text:p>
      <text:p text:style-name="Text_20_body">[08:22] É um procedimento necessário que o statsmodel precisa, mas a gente vai com calma entender o porquê disso aqui. E aqui a minha variável X. Como eu faço para estimar o modelo agora? Eu vou chamar de resultado o que é um objeto aqui com o resultado dessa minha estimação, resultado_regressao, sem acento, e vou fazer o seguinte: sm.OLS, uma estimação de mínimos quadrados ordinários, e vou passar para ele o Y, que a gente acabou de criar, e o X; existem alguns parâmetros aqui, mas a gente não vai precisar usar eles agora. .fit, e aqui a gente já consegue rodar o modelo de revisão.</text:p>
      <text:p text:style-name="Text_20_body">[09:10] Ele rodou, não aparece nada, ele criou e rodou essa regressão com essas variáveis, e colocou dentro desse objeto aqui, resultado_regressao. O que a gente vai fazer agora é verificar esse resultado, fazendo regressao.summary, e aqui ele te dá o resultado de uma regressão.</text:p>
      <text:p text:style-name="Text_20_body">[09:31] Eu vou plotar aqui com um print, porque fica mais legível e talvez alguém que não queira, ou não esteja usando o Collab, também vai precisar fazer desse jeito, se não você não vai visualizar. Ficou um pouco mais legível, é o mesmo resultado, e aqui temos todos os parâmetros que foram estimados. Lembre, estimação a gente já viu, isso aqui é justamente uma estimação. Aqui, o intervalo de confiança dessa estimação, a gente também já viu.</text:p>
      <text:p text:style-name="Text_20_body">[09:53] Esses carinhas aqui, esse t e esse P&gt;|t|, o p valor é esse aqui. Esse t é a estatística de teste, ou seja, isso aqui é um teste de hipótese, isso aqui em cima também é um teste de hipótese, no F aqui. A gente vai falar deles com calma, um de cada vez. Aqui o R-quadrado da regressão, você já deve ter ouvido falar R-quadrado, vamos falar devagarinho também, o quadrado ajustado.</text:p>
      <text:p text:style-name="Text_20_body">[10:24] Enfim, eu vou focar nesses mais importantes, que são mais pedidos, a gente dedicar mais o estudo a eles porque estão sempre nos perseguindo quando a gente está estimando um modelo de regressão, e a gente precisa entender o que está acontecendo aqui. Você já tem bagagem para isso, a gente já viu o teste de posse, a gente já viu estimação, então você vai entender isso daqui muito fácil. Mas eu vou mostrar o passo a passo certinho para você.</text:p>
      <text:p text:style-name="Text_20_body">[10:52] O passo final seria, nem de você depois fazer análise do resíduo e outras coisas, mas é obter previsões aqui mesmo, dentro dessa amostra, pra gente tentar ver se essas previsões estão de acordo. Então, eu faço o que? dataset, e eu vou criar uma variável dentro do meu dataset, e eu vou chamar ela de y_previsto, e aí sim eu passo o resultado da regressão, que é aquele objeto que tem o resultado do meu ajuste, e passo .predict.</text:p>
      <text:p text:style-name="Text_20_body">[11:33] E aqui a gente pode visualizar o dataset, ele vai ter uma variável nova, que é a previsão dentro da minha amostra. Eu posso usar essa ferramenta para fazer previsões fora da amostra, o que é muito interessante, que é justamente o que a gente quer, fazer uma modelagem e fazer previsões para esse cara.</text:p>
      <text:p text:style-name="Text_20_body">[11:53] Aqui são para a gente verificar como é que está sendo o ajuste do nosso modelo, esse aqui é o nosso Y, esse aqui o nosso Y previsto com o nosso modelo. Alguns saem muito do ponto, outros <text:soft-page-break/>saem menos. Depois a gente vai estudar os erros, falar de resíduos, falar de um monte de outras coisas.</text:p>
      <text:p text:style-name="Text_20_body">[12:11] O próximo passo agora, a gente chegou a esse ponto e a gente vai iniciar falando de correlação, mas isso a gente vê no próximo vídeo. Até lá!</text:p>
      <text:p text:style-name="P1"><text:a xlink:type="simple" xlink:href="https://cursos.alura.com.br/forum/curso-estatistica-correlacao-regressao/exercicio-rodando-uma-regressao-linear/57516/novo" office:target-frame-name="_blank" xlink:show="new" text:style-name="Internet_20_link" text:visited-style-name="Visited_20_Internet_20_Link">Discutir no Forum </text:a><text:a xlink:type="simple" xlink:href="https://cursos.alura.com.br/course/estatistica-correlacao-regressao/task/57516/next" text:style-name="Internet_20_link" text:visited-style-name="Visited_20_Internet_20_Link">Próxima Atividade</text:a> </text:p>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uis Claudio Reina</meta:initial-creator>
    <meta:creation-date>2021-01-07T09:35:09.126672757</meta:creation-date>
    <dc:date>2021-01-07T09:36:00.795639098</dc:date>
    <dc:creator>Luis Claudio Reina</dc:creator>
    <meta:editing-duration>PT52S</meta:editing-duration>
    <meta:editing-cycles>1</meta:editing-cycles>
    <meta:document-statistic meta:table-count="0" meta:image-count="0" meta:object-count="0" meta:page-count="4" meta:paragraph-count="27" meta:word-count="2009" meta:character-count="10928" meta:non-whitespace-character-count="8945"/>
    <meta:generator>LibreOffice/6.4.6.2$Linux_X86_64 LibreOffice_project/40$Build-2</meta:generator>
  </office:meta>
</office:document-meta>
</file>